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77cm"/>
    </style:style>
    <style:style style:name="ro1" style:family="table-row">
      <style:table-row-properties style:row-height="0.43cm" fo:break-before="auto" style:use-optimal-row-height="true"/>
    </style:style>
    <style:style style:name="ro2" style:family="table-row">
      <style:table-row-properties style:row-height="1.242cm" fo:break-before="auto" style:use-optimal-row-height="true"/>
    </style:style>
    <style:style style:name="ta1" style:family="table" style:master-page-name="Default">
      <style:table-properties table:display="true" style:writing-mode="lr-tb"/>
    </style:style>
    <number:date-style style:name="N51">
      <number:year number:style="long"/>
      <number:text>/</number:text>
      <number:month/>
      <number:text>/</number:text>
      <number:day/>
      <number:text> </number:text>
      <number:hours/>
      <number:text>:</number:text>
      <number:minutes number:style="long"/>
    </number:date-style>
    <style:style style:name="ce1" style:family="table-cell" style:parent-style-name="Default" style:data-style-name="N51"/>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7" table:default-cell-style-name="Default"/>
        <table:table-row table:style-name="ro1">
          <table:table-cell office:value-type="string">
            <text:p>post_id</text:p>
          </table:table-cell>
          <table:table-cell office:value-type="string">
            <text:p>post_name</text:p>
          </table:table-cell>
          <table:table-cell office:value-type="string">
            <text:p>post_author</text:p>
          </table:table-cell>
          <table:table-cell office:value-type="string">
            <text:p>post_date</text:p>
          </table:table-cell>
          <table:table-cell office:value-type="string">
            <text:p>post_type</text:p>
          </table:table-cell>
          <table:table-cell office:value-type="string">
            <text:p>post_status</text:p>
          </table:table-cell>
          <table:table-cell office:value-type="string">
            <text:p>post_title</text:p>
          </table:table-cell>
          <table:table-cell office:value-type="string">
            <text:p>post_content</text:p>
          </table:table-cell>
          <table:table-cell office:value-type="string">
            <text:p>post_category</text:p>
          </table:table-cell>
          <table:table-cell office:value-type="string">
            <text:p>post_tags</text:p>
          </table:table-cell>
          <table:table-cell office:value-type="string">
            <text:p>custom_field</text:p>
          </table:table-cell>
        </table:table-row>
        <table:table-row table:style-name="ro2">
          <table:table-cell/>
          <table:table-cell office:value-type="string">
            <text:p>Import-test</text:p>
          </table:table-cell>
          <table:table-cell office:value-type="string">
            <text:p>admin</text:p>
          </table:table-cell>
          <table:table-cell table:style-name="ce1" office:value-type="date" office:date-value="2013-09-13">
            <text:p>2013/9/13 0:00</text:p>
          </table:table-cell>
          <table:table-cell office:value-type="string">
            <text:p>post</text:p>
          </table:table-cell>
          <table:table-cell office:value-type="string">
            <text:p>publish</text:p>
          </table:table-cell>
          <table:table-cell office:value-type="string">
            <text:p>CSV Import Test</text:p>
          </table:table-cell>
          <table:table-cell office:value-type="string">
            <text:p>This is a post for csv import.</text:p>
            <text:p>Lorem ipsum dolor sit amet, consectetur adipisicing elit, sed do eiusmod tempor incididunt ut labore et dolore magna aliqua.</text:p>
            <text:p>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fruits</text:p>
          </table:table-cell>
          <table:table-cell office:value-type="string">
            <text:p>apple,banana</text:p>
          </table:table-cell>
          <table:table-cell office:value-type="string">
            <text:p>this is custom field value.</text:p>
          </table:table-cell>
        </table:table-row>
        <table:table-row table:style-name="ro1">
          <table:table-cell table:number-columns-repeated="2"/>
          <table:table-cell office:value-type="string">
            <text:p>editor</text:p>
          </table:table-cell>
          <table:table-cell table:number-columns-repeated="3"/>
          <table:table-cell office:value-type="string">
            <text:p>define author test</text:p>
          </table:table-cell>
          <table:table-cell table:number-columns-repeated="4"/>
        </table:table-row>
        <table:table-row table:style-name="ro1">
          <table:table-cell table:number-columns-repeated="2"/>
          <table:table-cell office:value-type="float" office:value="2">
            <text:p>2</text:p>
          </table:table-cell>
          <table:table-cell table:number-columns-repeated="3"/>
          <table:table-cell office:value-type="string">
            <text:p>define author id test</text:p>
          </table:table-cell>
          <table:table-cell table:number-columns-repeated="4"/>
        </table:table-row>
        <table:table-row table:style-name="ro1">
          <table:table-cell office:value-type="float" office:value="1">
            <text:p>1</text:p>
          </table:table-cell>
          <table:table-cell office:value-type="string">
            <text:p>Hello-world-updated</text:p>
          </table:table-cell>
          <table:table-cell table:number-columns-repeated="4"/>
          <table:table-cell office:value-type="string">
            <text:p>Hello world! Updated!</text:p>
          </table:table-cell>
          <table:table-cell office:value-type="string">
            <text:p>Welcome to WordPress. This is your first post. Updated by RS CSV Importer!</text:p>
          </table:table-cell>
          <table:table-cell table:number-columns-repeated="3"/>
        </table:table-row>
        <table:table-row table:style-name="ro1" table:number-rows-repeated="1048570">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styles>
    <style:default-style style:family="table-cell">
      <style:paragraph-properties style:tab-stop-distance="1.25cm"/>
      <style:text-properties style:font-name="Arial"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ヒラギノ角ゴ ProN W3"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5">0000/00/00</text:date>, <text:time style:data-style-name="N2" text:time-value="0000-00-00T22:25: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3T04:28:09</meta:creation-date>
    <dc:date>2013-09-25T22:41:48</dc:date>
    <meta:editing-duration>PT1M33S</meta:editing-duration>
    <meta:editing-cycles>4</meta:editing-cycles>
    <meta:generator>LibreOffice/3.6$MacOSX_x86 LibreOffice_project/58f22d5-270d05a-e2abed1-ea17a85-9b5702</meta:generator>
    <meta:document-statistic meta:table-count="1" meta:cell-count="29" meta:object-count="0"/>
  </office:meta>
</office:document-meta>
</file>